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page"/>
    </style:style>
    <style:style style:name="Table1.A" style:family="table-column">
      <style:table-column-properties style:column-width="5.0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3.007cm" table:align="left" style:writing-mode="lr-tb"/>
    </style:style>
    <style:style style:name="Table2.A" style:family="table-column">
      <style:table-column-properties style:column-width="2.859cm"/>
    </style:style>
    <style:style style:name="Table2.B" style:family="table-column">
      <style:table-column-properties style:column-width="1.647cm"/>
    </style:style>
    <style:style style:name="Table2.C" style:family="table-column">
      <style:table-column-properties style:column-width="8.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.208cm" table:align="left" style:writing-mode="lr-tb"/>
    </style:style>
    <style:style style:name="Table3.A" style:family="table-column">
      <style:table-column-properties style:column-width="1.078cm"/>
    </style:style>
    <style:style style:name="Table3.B" style:family="table-column">
      <style:table-column-properties style:column-width="1.13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464cm" table:align="left" style:writing-mode="lr-tb"/>
    </style:style>
    <style:style style:name="Table4.A" style:family="table-column">
      <style:table-column-properties style:column-width="1.078cm"/>
    </style:style>
    <style:style style:name="Table4.B" style:family="table-column">
      <style:table-column-properties style:column-width="1.051cm"/>
    </style:style>
    <style:style style:name="Table4.C" style:family="table-column">
      <style:table-column-properties style:column-width="1.33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464cm" table:align="left" style:writing-mode="lr-tb"/>
    </style:style>
    <style:style style:name="Table5.A" style:family="table-column">
      <style:table-column-properties style:column-width="1.078cm"/>
    </style:style>
    <style:style style:name="Table5.B" style:family="table-column">
      <style:table-column-properties style:column-width="1.051cm"/>
    </style:style>
    <style:style style:name="Table5.C" style:family="table-column">
      <style:table-column-properties style:column-width="1.33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.475cm" table:align="left" style:writing-mode="lr-tb"/>
    </style:style>
    <style:style style:name="Table6.A" style:family="table-column">
      <style:table-column-properties style:column-width="1.078cm"/>
    </style:style>
    <style:style style:name="Table6.B" style:family="table-column">
      <style:table-column-properties style:column-width="1.051cm"/>
    </style:style>
    <style:style style:name="Table6.C" style:family="table-column">
      <style:table-column-properties style:column-width="1.34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3.632cm" table:align="left" style:writing-mode="lr-tb"/>
    </style:style>
    <style:style style:name="Table7.A" style:family="table-column">
      <style:table-column-properties style:column-width="1.078cm"/>
    </style:style>
    <style:style style:name="Table7.B" style:family="table-column">
      <style:table-column-properties style:column-width="1.051cm"/>
    </style:style>
    <style:style style:name="Table7.C" style:family="table-column">
      <style:table-column-properties style:column-width="1.503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top="0.353cm" fo:margin-bottom="0.499cm" style:contextual-spacing="false"/>
    </style:style>
    <style:style style:name="P2" style:family="paragraph" style:parent-style-name="Heading_20_3">
      <style:paragraph-properties fo:margin-top="0.353cm" fo:margin-bottom="0.499cm" style:contextual-spacing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itle">
      <style:paragraph-properties fo:text-align="center" style:justify-single-word="false"/>
    </style:style>
    <style:style style:name="P14" style:family="paragraph" style:parent-style-name="Title">
      <style:paragraph-properties fo:text-align="center" style:justify-single-word="false"/>
      <style:text-properties officeooo:paragraph-rsid="000857c2"/>
    </style:style>
    <style:style style:name="T1" style:family="text">
      <style:text-properties officeooo:rsid="000857c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Horizontal_20_Line"/>
      <text:h text:style-name="P2" text:outline-level="3">🔹 Part 1: “Now, a sentence in a natural language like English is just something that I'm saying, like what I'm saying right now.”</text:h>
      <text:p text:style-name="Text_20_body">👉 This means:<text:line-break/>In everyday life, when people speak or write in English (or any human language), a <text:span text:style-name="Strong_20_Emphasis">sentence</text:span> is just a normal spoken or written thought — like this one.</text:p>
      <text:p text:style-name="Horizontal_20_Line"/>
      <text:h text:style-name="P2" text:outline-level="3">🔹 Part 2: “In the context of AI though, a sentence is just an assertion about the world...”</text:h>
      <text:p text:style-name="Text_20_body">👉 This means:<text:line-break/>For <text:span text:style-name="Strong_20_Emphasis">AI</text:span>, a "sentence" isn't just random speech — it’s a <text:span text:style-name="Strong_20_Emphasis">factual statement</text:span> about something in the world. For example:</text:p>
      <text:p text:style-name="Quotations">"Paris is the capital of France" is a sentence that <text:span text:style-name="Strong_20_Emphasis">asserts</text:span> something true.</text:p>
      <text:p text:style-name="Horizontal_20_Line"/>
      <text:h text:style-name="P2" text:outline-level="3">🔹 Part 3: “…in what we're going to call a knowledge representation language…”</text:h>
      <text:p text:style-name="Text_20_body">👉 This means:<text:line-break/>In AI, we use <text:span text:style-name="Strong_20_Emphasis">special languages</text:span> (not human languages) to <text:span text:style-name="Strong_20_Emphasis">represent knowledge</text:span> in a structured, machine-understandable way. These are called <text:span text:style-name="Strong_20_Emphasis">Knowledge Representation Languages</text:span> — like logic statements, RDF triples, or even graph databases.</text:p>
      <text:p text:style-name="Horizontal_20_Line"/>
      <text:h text:style-name="P2" text:outline-level="3">🔹 Part 4: “…some way of representing knowledge inside of our computers.”</text:h>
      <text:p text:style-name="Text_20_body">👉 This means:<text:line-break/>Basically, it's saying AI doesn’t “understand” English the way we do — it needs structured formats to store, reason with, and use knowledge.</text:p>
      <text:p text:style-name="Horizontal_20_Line"/>
      <text:h text:style-name="P2" text:outline-level="3"><text:soft-page-break/>✅ In simple terms:</text:h>
      <text:p text:style-name="Quotations">In everyday life, a sentence is just speech or writing.<text:line-break/>But for AI, a sentence is a structured fact about the world, expressed in a formal way that a computer can understand and use.</text:p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><text:soft-page-break/></text:p>
      <text:p text:style-name="Horizontal_20_Line"/>
      <text:h text:style-name="P1" text:outline-level="2">🧠 <text:span text:style-name="Strong_20_Emphasis">1. Reasoning with Logic in AI</text:span></text:h>
      <text:p text:style-name="Quotations">“The way we’re going to spend most of today reasoning about knowledge is through a type of logic known as propositional logic.”</text:p>
      <text:list text:style-name="L1">
        <text:list-item>
          <text:p text:style-name="P5"><text:span text:style-name="Strong_20_Emphasis">Goal</text:span>: Teach how AI can make decisions or reason using logic.</text:p>
        </text:list-item>
        <text:list-item>
          <text:p text:style-name="P5"><text:span text:style-name="Strong_20_Emphasis">Tool</text:span>: <text:span text:style-name="Strong_20_Emphasis">Propositional Logic</text:span> – a type of logic that deals with whole statements (propositions), not parts of sentences.</text:p>
        </text:list-item>
      </text:list>
      <text:p text:style-name="Horizontal_20_Line"/>
      <text:h text:style-name="P1" text:outline-level="2">🔤 <text:span text:style-name="Strong_20_Emphasis">2. What is Propositional Logic?</text:span></text:h>
      <text:p text:style-name="Quotations">“Propositional logic is based on propositions — statements about the world.”</text:p>
      <text:list text:style-name="L2">
        <text:list-item>
          <text:p text:style-name="P6">A <text:span text:style-name="Strong_20_Emphasis">proposition</text:span> is a statement that is either <text:span text:style-name="Strong_20_Emphasis">true or false</text:span>.</text:p>
          <text:list>
            <text:list-item>
              <text:p text:style-name="P6">Example: “It is raining” → This is either true or false.</text:p>
            </text:list-item>
          </text:list>
        </text:list-item>
      </text:list>
      <text:p text:style-name="Horizontal_20_Line"/>
      <text:h text:style-name="P1" text:outline-level="2">🔡 <text:span text:style-name="Strong_20_Emphasis">3. Propositional Symbols</text:span></text:h>
      <text:p text:style-name="Quotations">“We begin with symbols like P, Q, or R to represent facts.”</text:p>
      <text:list text:style-name="L3">
        <text:list-item>
          <text:p text:style-name="P7"><text:span text:style-name="Strong_20_Emphasis">P</text:span> could mean “It is raining”</text:p>
        </text:list-item>
        <text:list-item>
          <text:p text:style-name="P7"><text:span text:style-name="Strong_20_Emphasis">Q</text:span> could mean “Harry visited Hagrid today”</text:p>
        </text:list-item>
        <text:list-item>
          <text:p text:style-name="P7">These symbols are like <text:span text:style-name="Strong_20_Emphasis">variables</text:span>, standing in for real-world statements.</text:p>
        </text:list-item>
      </text:list>
      <text:p text:style-name="Horizontal_20_Line"/>
      <text:h text:style-name="P1" text:outline-level="2">➕ <text:span text:style-name="Strong_20_Emphasis">4. Connecting Facts: Logical Connectives</text:span></text:h>
      <text:p text:style-name="Text_20_body">To reason with multiple facts, we use <text:span text:style-name="Strong_20_Emphasis">connectives</text:span> — special logical operators.</text:p>
      <text:h text:style-name="P2" text:outline-level="3"><text:soft-page-break/>The 5 main logical connectives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Symbol</text:p>
            </table:table-cell>
            <table:table-cell table:style-name="Table2.A1" office:value-type="string">
              <text:p text:style-name="Table_20_Heading">Meaning (Example)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Not</text:span></text:p>
          </table:table-cell>
          <table:table-cell table:style-name="Table2.A1" office:value-type="string">
            <text:p text:style-name="Table_20_Contents"><text:span text:style-name="Source_20_Text">¬P</text:span></text:p>
          </table:table-cell>
          <table:table-cell table:style-name="Table2.A1" office:value-type="string">
            <text:p text:style-name="Table_20_Contents">“It is <text:span text:style-name="Strong_20_Emphasis">not</text:span> raining” if P = “It is raining”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nd</text:span></text:p>
          </table:table-cell>
          <table:table-cell table:style-name="Table2.A1" office:value-type="string">
            <text:p text:style-name="Table_20_Contents"><text:span text:style-name="Source_20_Text">P ∧ Q</text:span></text:p>
          </table:table-cell>
          <table:table-cell table:style-name="Table2.A1" office:value-type="string">
            <text:p text:style-name="Table_20_Contents">Both P <text:span text:style-name="Strong_20_Emphasis">and</text:span> Q are tru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Or</text:span></text:p>
          </table:table-cell>
          <table:table-cell table:style-name="Table2.A1" office:value-type="string">
            <text:p text:style-name="Table_20_Contents"><text:span text:style-name="Source_20_Text">P ∨ Q</text:span></text:p>
          </table:table-cell>
          <table:table-cell table:style-name="Table2.A1" office:value-type="string">
            <text:p text:style-name="Table_20_Contents">P <text:span text:style-name="Strong_20_Emphasis">or</text:span> Q or both are tru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mplication</text:span></text:p>
          </table:table-cell>
          <table:table-cell table:style-name="Table2.A1" office:value-type="string">
            <text:p text:style-name="Table_20_Contents"><text:span text:style-name="Source_20_Text">P → Q</text:span></text:p>
          </table:table-cell>
          <table:table-cell table:style-name="Table2.A1" office:value-type="string">
            <text:p text:style-name="Table_20_Contents">If P is true, <text:span text:style-name="Strong_20_Emphasis">then</text:span> Q must be tru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iconditional</text:span></text:p>
          </table:table-cell>
          <table:table-cell table:style-name="Table2.A1" office:value-type="string">
            <text:p text:style-name="Table_20_Contents"><text:span text:style-name="Source_20_Text">P ↔ Q</text:span></text:p>
          </table:table-cell>
          <table:table-cell table:style-name="Table2.A1" office:value-type="string">
            <text:p text:style-name="Table_20_Contents">P is true <text:span text:style-name="Strong_20_Emphasis">if and only if</text:span> Q is true (both match)</text:p>
          </table:table-cell>
        </table:table-row>
      </table:table>
      <text:p text:style-name="Horizontal_20_Line"/>
      <text:h text:style-name="P1" text:outline-level="2">📊 <text:span text:style-name="Strong_20_Emphasis">5. Truth Tables</text:span></text:h>
      <text:p text:style-name="Text_20_body">Each connective has a <text:span text:style-name="Strong_20_Emphasis">truth table</text:span> that explains when the overall expression is true or false based on its parts.</text:p>
      <text:h text:style-name="P2" text:outline-level="3">Example: <text:span text:style-name="Source_20_Text">¬P</text:span> (Not P)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P</text:p>
            </table:table-cell>
            <table:table-cell table:style-name="Table3.A1" office:value-type="string">
              <text:p text:style-name="Table_20_Heading">¬P</text:p>
            </table:table-cell>
          </table:table-row>
        </table:table-header-rows>
        <table:table-row>
          <table:table-cell table:style-name="Table3.A1" office:value-type="string">
            <text:p text:style-name="Table_20_Contents">true</text:p>
          </table:table-cell>
          <table:table-cell table:style-name="Table3.A1" office:value-type="string">
            <text:p text:style-name="Table_20_Contents">false</text:p>
          </table:table-cell>
        </table:table-row>
        <table:table-row>
          <table:table-cell table:style-name="Table3.A1" office:value-type="string">
            <text:p text:style-name="Table_20_Contents">false</text:p>
          </table:table-cell>
          <table:table-cell table:style-name="Table3.A1" office:value-type="string">
            <text:p text:style-name="Table_20_Contents">true</text:p>
          </table:table-cell>
        </table:table-row>
      </table:table>
      <text:h text:style-name="P2" text:outline-level="3">Example: <text:span text:style-name="Source_20_Text">P ∧ Q</text:span> (P and Q)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P</text:p>
            </table:table-cell>
            <table:table-cell table:style-name="Table4.A1" office:value-type="string">
              <text:p text:style-name="Table_20_Heading">Q</text:p>
            </table:table-cell>
            <table:table-cell table:style-name="Table4.A1" office:value-type="string">
              <text:p text:style-name="Table_20_Heading">P ∧ Q</text:p>
            </table:table-cell>
          </table:table-row>
        </table:table-header-rows>
        <table:table-row>
          <table:table-cell table:style-name="Table4.A1" office:value-type="string">
            <text:p text:style-name="Table_20_Contents">false</text:p>
          </table:table-cell>
          <table:table-cell table:style-name="Table4.A1" office:value-type="string">
            <text:p text:style-name="Table_20_Contents">false</text:p>
          </table:table-cell>
          <table:table-cell table:style-name="Table4.A1" office:value-type="string">
            <text:p text:style-name="Table_20_Contents">false</text:p>
          </table:table-cell>
        </table:table-row>
        <table:table-row>
          <table:table-cell table:style-name="Table4.A1" office:value-type="string">
            <text:p text:style-name="Table_20_Contents">false</text:p>
          </table:table-cell>
          <table:table-cell table:style-name="Table4.A1" office:value-type="string">
            <text:p text:style-name="Table_20_Contents">true</text:p>
          </table:table-cell>
          <table:table-cell table:style-name="Table4.A1" office:value-type="string">
            <text:p text:style-name="Table_20_Contents">false</text:p>
          </table:table-cell>
        </table:table-row>
        <table:table-row>
          <table:table-cell table:style-name="Table4.A1" office:value-type="string">
            <text:p text:style-name="Table_20_Contents">true</text:p>
          </table:table-cell>
          <table:table-cell table:style-name="Table4.A1" office:value-type="string">
            <text:p text:style-name="Table_20_Contents">false</text:p>
          </table:table-cell>
          <table:table-cell table:style-name="Table4.A1" office:value-type="string">
            <text:p text:style-name="Table_20_Contents">false</text:p>
          </table:table-cell>
        </table:table-row>
        <table:table-row>
          <table:table-cell table:style-name="Table4.A1" office:value-type="string">
            <text:p text:style-name="Table_20_Contents">true</text:p>
          </table:table-cell>
          <table:table-cell table:style-name="Table4.A1" office:value-type="string">
            <text:p text:style-name="Table_20_Contents">true</text:p>
          </table:table-cell>
          <table:table-cell table:style-name="Table4.A1" office:value-type="string">
            <text:p text:style-name="Table_20_Contents">true</text:p>
          </table:table-cell>
        </table:table-row>
      </table:table>
      <text:h text:style-name="P2" text:outline-level="3"><text:soft-page-break/>Example: <text:span text:style-name="Source_20_Text">P ∨ Q</text:span> (P or Q)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P</text:p>
            </table:table-cell>
            <table:table-cell table:style-name="Table5.A1" office:value-type="string">
              <text:p text:style-name="Table_20_Heading">Q</text:p>
            </table:table-cell>
            <table:table-cell table:style-name="Table5.A1" office:value-type="string">
              <text:p text:style-name="Table_20_Heading">P ∨ Q</text:p>
            </table:table-cell>
          </table:table-row>
        </table:table-header-rows>
        <table:table-row>
          <table:table-cell table:style-name="Table5.A1" office:value-type="string">
            <text:p text:style-name="Table_20_Contents">false</text:p>
          </table:table-cell>
          <table:table-cell table:style-name="Table5.A1" office:value-type="string">
            <text:p text:style-name="Table_20_Contents">false</text:p>
          </table:table-cell>
          <table:table-cell table:style-name="Table5.A1" office:value-type="string">
            <text:p text:style-name="Table_20_Contents">false</text:p>
          </table:table-cell>
        </table:table-row>
        <table:table-row>
          <table:table-cell table:style-name="Table5.A1" office:value-type="string">
            <text:p text:style-name="Table_20_Contents">false</text:p>
          </table:table-cell>
          <table:table-cell table:style-name="Table5.A1" office:value-type="string">
            <text:p text:style-name="Table_20_Contents">true</text:p>
          </table:table-cell>
          <table:table-cell table:style-name="Table5.A1" office:value-type="string">
            <text:p text:style-name="Table_20_Contents">true</text:p>
          </table:table-cell>
        </table:table-row>
        <table:table-row>
          <table:table-cell table:style-name="Table5.A1" office:value-type="string">
            <text:p text:style-name="Table_20_Contents">true</text:p>
          </table:table-cell>
          <table:table-cell table:style-name="Table5.A1" office:value-type="string">
            <text:p text:style-name="Table_20_Contents">false</text:p>
          </table:table-cell>
          <table:table-cell table:style-name="Table5.A1" office:value-type="string">
            <text:p text:style-name="Table_20_Contents">true</text:p>
          </table:table-cell>
        </table:table-row>
        <table:table-row>
          <table:table-cell table:style-name="Table5.A1" office:value-type="string">
            <text:p text:style-name="Table_20_Contents">true</text:p>
          </table:table-cell>
          <table:table-cell table:style-name="Table5.A1" office:value-type="string">
            <text:p text:style-name="Table_20_Contents">true</text:p>
          </table:table-cell>
          <table:table-cell table:style-name="Table5.A1" office:value-type="string">
            <text:p text:style-name="Table_20_Contents">true</text:p>
          </table:table-cell>
        </table:table-row>
      </table:table>
      <text:p text:style-name="Quotations">Note: This is an <text:span text:style-name="Strong_20_Emphasis">inclusive or</text:span> (either one or both can be true).</text:p>
      <text:h text:style-name="P2" text:outline-level="3">Example: <text:span text:style-name="Source_20_Text">P → Q</text:span> (P implies Q)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P</text:p>
            </table:table-cell>
            <table:table-cell table:style-name="Table6.A1" office:value-type="string">
              <text:p text:style-name="Table_20_Heading">Q</text:p>
            </table:table-cell>
            <table:table-cell table:style-name="Table6.A1" office:value-type="string">
              <text:p text:style-name="Table_20_Heading">P → Q</text:p>
            </table:table-cell>
          </table:table-row>
        </table:table-header-rows>
        <table:table-row>
          <table:table-cell table:style-name="Table6.A1" office:value-type="string">
            <text:p text:style-name="Table_20_Contents">true</text:p>
          </table:table-cell>
          <table:table-cell table:style-name="Table6.A1" office:value-type="string">
            <text:p text:style-name="Table_20_Contents">true</text:p>
          </table:table-cell>
          <table:table-cell table:style-name="Table6.A1" office:value-type="string">
            <text:p text:style-name="Table_20_Contents">true</text:p>
          </table:table-cell>
        </table:table-row>
        <table:table-row>
          <table:table-cell table:style-name="Table6.A1" office:value-type="string">
            <text:p text:style-name="Table_20_Contents">true</text:p>
          </table:table-cell>
          <table:table-cell table:style-name="Table6.A1" office:value-type="string">
            <text:p text:style-name="Table_20_Contents">false</text:p>
          </table:table-cell>
          <table:table-cell table:style-name="Table6.A1" office:value-type="string">
            <text:p text:style-name="Table_20_Contents">false</text:p>
          </table:table-cell>
        </table:table-row>
        <table:table-row>
          <table:table-cell table:style-name="Table6.A1" office:value-type="string">
            <text:p text:style-name="Table_20_Contents">false</text:p>
          </table:table-cell>
          <table:table-cell table:style-name="Table6.A1" office:value-type="string">
            <text:p text:style-name="Table_20_Contents">true</text:p>
          </table:table-cell>
          <table:table-cell table:style-name="Table6.A1" office:value-type="string">
            <text:p text:style-name="Table_20_Contents">true</text:p>
          </table:table-cell>
        </table:table-row>
        <table:table-row>
          <table:table-cell table:style-name="Table6.A1" office:value-type="string">
            <text:p text:style-name="Table_20_Contents">false</text:p>
          </table:table-cell>
          <table:table-cell table:style-name="Table6.A1" office:value-type="string">
            <text:p text:style-name="Table_20_Contents">false</text:p>
          </table:table-cell>
          <table:table-cell table:style-name="Table6.A1" office:value-type="string">
            <text:p text:style-name="Table_20_Contents">true</text:p>
          </table:table-cell>
        </table:table-row>
      </table:table>
      <text:p text:style-name="Quotations">Key idea: If P is false, <text:span text:style-name="Strong_20_Emphasis">the implication is always true</text:span>.</text:p>
      <text:h text:style-name="P2" text:outline-level="3">Example: <text:span text:style-name="Source_20_Text">P ↔ Q</text:span> (P if and only if Q)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P</text:p>
            </table:table-cell>
            <table:table-cell table:style-name="Table7.A1" office:value-type="string">
              <text:p text:style-name="Table_20_Heading">Q</text:p>
            </table:table-cell>
            <table:table-cell table:style-name="Table7.A1" office:value-type="string">
              <text:p text:style-name="Table_20_Heading">P ↔ Q</text:p>
            </table:table-cell>
          </table:table-row>
        </table:table-header-rows>
        <table:table-row>
          <table:table-cell table:style-name="Table7.A1" office:value-type="string">
            <text:p text:style-name="Table_20_Contents">true</text:p>
          </table:table-cell>
          <table:table-cell table:style-name="Table7.A1" office:value-type="string">
            <text:p text:style-name="Table_20_Contents">true</text:p>
          </table:table-cell>
          <table:table-cell table:style-name="Table7.A1" office:value-type="string">
            <text:p text:style-name="Table_20_Contents">true</text:p>
          </table:table-cell>
        </table:table-row>
        <table:table-row>
          <table:table-cell table:style-name="Table7.A1" office:value-type="string">
            <text:p text:style-name="Table_20_Contents">true</text:p>
          </table:table-cell>
          <table:table-cell table:style-name="Table7.A1" office:value-type="string">
            <text:p text:style-name="Table_20_Contents">false</text:p>
          </table:table-cell>
          <table:table-cell table:style-name="Table7.A1" office:value-type="string">
            <text:p text:style-name="Table_20_Contents">false</text:p>
          </table:table-cell>
        </table:table-row>
        <table:table-row>
          <table:table-cell table:style-name="Table7.A1" office:value-type="string">
            <text:p text:style-name="Table_20_Contents">false</text:p>
          </table:table-cell>
          <table:table-cell table:style-name="Table7.A1" office:value-type="string">
            <text:p text:style-name="Table_20_Contents">true</text:p>
          </table:table-cell>
          <table:table-cell table:style-name="Table7.A1" office:value-type="string">
            <text:p text:style-name="Table_20_Contents">false</text:p>
          </table:table-cell>
        </table:table-row>
        <table:table-row>
          <table:table-cell table:style-name="Table7.A1" office:value-type="string">
            <text:p text:style-name="Table_20_Contents">false</text:p>
          </table:table-cell>
          <table:table-cell table:style-name="Table7.A1" office:value-type="string">
            <text:p text:style-name="Table_20_Contents">false</text:p>
          </table:table-cell>
          <table:table-cell table:style-name="Table7.A1" office:value-type="string">
            <text:p text:style-name="Table_20_Contents">true</text:p>
          </table:table-cell>
        </table:table-row>
      </table:table>
      <text:p text:style-name="Quotations">This is true <text:span text:style-name="Strong_20_Emphasis">only when P and Q have the same truth value</text:span>.</text:p>
      <text:p text:style-name="Horizontal_20_Line"/>
      <text:h text:style-name="P1" text:outline-level="2"><text:soft-page-break/>🤖 <text:span text:style-name="Strong_20_Emphasis">6. Why Is This Useful in AI?</text:span></text:h>
      <text:list text:style-name="L4">
        <text:list-item>
          <text:p text:style-name="P8">These logical tools help computers <text:span text:style-name="Strong_20_Emphasis">understand facts</text:span> and <text:span text:style-name="Strong_20_Emphasis">draw conclusions</text:span>.</text:p>
        </text:list-item>
        <text:list-item>
          <text:p text:style-name="P8">For example:</text:p>
          <text:list>
            <text:list-item>
              <text:p text:style-name="P8">If AI knows "It is raining → I will be indoors" and "It is raining" → it can <text:span text:style-name="Strong_20_Emphasis">conclude</text:span> "I will be indoors".</text:p>
            </text:list-item>
          </text:list>
        </text:list-item>
        <text:list-item>
          <text:p text:style-name="P8">AI uses this formal system of logic to <text:span text:style-name="Strong_20_Emphasis">simulate reasoning</text:span> like humans do — but using clear, rule-based systems.</text:p>
        </text:list-item>
      </text:list>
      <text:p text:style-name="Horizontal_20_Line"/>
      <text:h text:style-name="P1" text:outline-level="2">✅ Summary</text:h>
      <text:p text:style-name="Quotations">You're learning how <text:span text:style-name="Strong_20_Emphasis">propositional logic</text:span> allows us to represent knowledge inside a computer using <text:span text:style-name="Strong_20_Emphasis">symbols</text:span> and <text:span text:style-name="Strong_20_Emphasis">logical rules</text:span> (like AND, OR, NOT, etc.) to reason about the world</text:p>
      <text:p text:style-name="Quotations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Horizontal_20_Line"><text:soft-page-break/></text:p>
      <text:h text:style-name="P1" text:outline-level="2">🔍 What is a <text:span text:style-name="Strong_20_Emphasis">Model</text:span>?</text:h>
      <text:p text:style-name="Quotations">"A model just assigns a truth value (true or false) to every propositional symbol."</text:p>
      <text:list text:style-name="L5">
        <text:list-item>
          <text:p text:style-name="P9">In simple terms, a <text:span text:style-name="Strong_20_Emphasis">model</text:span> is like a <text:span text:style-name="Strong_20_Emphasis">snapshot of a possible world</text:span>, where you decide whether each fact (symbol) is <text:span text:style-name="Strong_20_Emphasis">true or false</text:span>.</text:p>
        </text:list-item>
        <text:list-item>
          <text:p text:style-name="P9">It's one way the world <text:span text:style-name="Strong_20_Emphasis">could be</text:span>, based on the facts you're considering.</text:p>
        </text:list-item>
      </text:list>
      <text:p text:style-name="Horizontal_20_Line"/>
      <text:h text:style-name="P1" text:outline-level="2">🌍 Example of a Model</text:h>
      <text:p text:style-name="Quotations">P = “It is raining”<text:line-break/>Q = “It is a Tuesday”</text:p>
      <text:p text:style-name="Text_20_body">Now, a <text:span text:style-name="Strong_20_Emphasis">model</text:span> could be:</text:p>
      <text:list text:style-name="L6">
        <text:list-item>
          <text:p text:style-name="P10"><text:span text:style-name="Strong_20_Emphasis">P = true</text:span>, <text:span text:style-name="Strong_20_Emphasis">Q = false</text:span> → It's raining, but it's not Tuesday</text:p>
        </text:list-item>
        <text:list-item>
          <text:p text:style-name="P10">Another model could be: <text:span text:style-name="Strong_20_Emphasis">P = false</text:span>, <text:span text:style-name="Strong_20_Emphasis">Q = true</text:span> → Not raining, but it's Tuesday</text:p>
        </text:list-item>
        <text:list-item>
          <text:p text:style-name="P10">Or: <text:span text:style-name="Strong_20_Emphasis">P = false</text:span>, <text:span text:style-name="Strong_20_Emphasis">Q = false</text:span></text:p>
        </text:list-item>
        <text:list-item>
          <text:p text:style-name="P10">Or: <text:span text:style-name="Strong_20_Emphasis">P = true</text:span>, <text:span text:style-name="Strong_20_Emphasis">Q = true</text:span></text:p>
        </text:list-item>
      </text:list>
      <text:p text:style-name="Text_20_body">Each of these combinations is a <text:span text:style-name="Strong_20_Emphasis">different model</text:span>, or a <text:span text:style-name="Strong_20_Emphasis">different possible reality</text:span>.</text:p>
      <text:p text:style-name="Horizontal_20_Line"/>
      <text:h text:style-name="P1" text:outline-level="2">🔢 How Many Models Exist?</text:h>
      <text:p text:style-name="Quotations">"If there are N variables, then the number of possible models is 2ⁿ"</text:p>
      <text:p text:style-name="Text_20_body">This makes sense because:</text:p>
      <text:list text:style-name="L7">
        <text:list-item>
          <text:p text:style-name="P11">Each propositional variable (symbol like P, Q, R...) can be either <text:span text:style-name="Strong_20_Emphasis">true</text:span> or <text:span text:style-name="Strong_20_Emphasis">false</text:span>.</text:p>
        </text:list-item>
        <text:list-item>
          <text:p text:style-name="P11">So for:</text:p>
          <text:list>
            <text:list-item>
              <text:p text:style-name="P11">1 variable → 2 models: (T), (F)</text:p>
            </text:list-item>
            <text:list-item>
              <text:p text:style-name="P11">2 variables → 4 models: (TT), (TF), (FT), (FF)</text:p>
            </text:list-item>
            <text:list-item>
              <text:p text:style-name="P11"><text:soft-page-break/>3 variables → 8 models, etc.</text:p>
            </text:list-item>
          </text:list>
        </text:list-item>
      </text:list>
      <text:p text:style-name="Text_20_body">So with <text:span text:style-name="Strong_20_Emphasis">N</text:span> variables, you get <text:span text:style-name="Strong_20_Emphasis">2ⁿ</text:span> total models.</text:p>
      <text:p text:style-name="Horizontal_20_Line"/>
      <text:h text:style-name="P1" text:outline-level="2">✅ In Summary:</text:h>
      <text:list text:style-name="L8">
        <text:list-item>
          <text:p text:style-name="P12">A <text:span text:style-name="Strong_20_Emphasis">model</text:span> = a full assignment of truth values (T/F) to all propositions.</text:p>
        </text:list-item>
        <text:list-item>
          <text:p text:style-name="P12">It represents <text:span text:style-name="Strong_20_Emphasis">one possible version of reality</text:span>.</text:p>
        </text:list-item>
        <text:list-item>
          <text:p text:style-name="P12">The total number of models = <text:span text:style-name="Source_20_Text">2ⁿ</text:span> where <text:span text:style-name="Source_20_Text">n</text:span> is the number of propositional symbols.</text:p>
        </text:list-item>
        <text:list-item>
          <text:p text:style-name="P12">AI uses models to reason about what is true <text:span text:style-name="Strong_20_Emphasis">in each possible world</text:span> — for example, to determine in which models a certain statement holds.</text:p>
        </text:list-item>
      </text:list>
      <text:p text:style-name="Horizontal_20_Line"/>
      <text:p text:style-name="Text_20_body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3">Understanding Knowledge Base, Entailment, and Inference in AI</text:p>
      <text:h text:style-name="Heading_20_1" text:outline-level="1">1. What is a Knowledge Base (KB)?</text:h>
      <text:p text:style-name="Standard">A Knowledge Base is a set of sentences written in propositional logic that represent facts or assumptions the AI knows to be true about the world. It is the foundation for reasoning.</text:p>
      <text:p text:style-name="Standard">Example:</text:p>
      <text:p text:style-name="Standard">- P: It is a Tuesday.<text:line-break/>- Q: It is raining.<text:line-break/>- R: Harry will go for a run.<text:line-break/><text:line-break/>Sentences given to the AI:<text:line-break/>- (P ∧ ¬Q) → R → If it's Tuesday and not raining, then Harry will go for a run.<text:line-break/>- P → It is Tuesday.<text:line-break/>- ¬Q → It is not raining.<text:line-break/><text:line-break/>These logical statements form our knowledge base (KB).</text:p>
      <text:h text:style-name="Heading_20_1" text:outline-level="1"><text:soft-page-break/>2. What is Entailment (⊨)?</text:h>
      <text:p text:style-name="Standard">Entailment is a logical relationship where one sentence logically follows from another.<text:line-break/>We write this as: α ⊨ β, and read it as 'alpha entails beta.'<text:line-break/>This means: In every possible world (model) where α is true, β must also be true.</text:p>
      <text:p text:style-name="Standard">Example:</text:p>
      <text:p text:style-name="Standard">- α = 'It is a Tuesday in January'<text:line-break/>- β = 'It is January'<text:line-break/><text:line-break/>Then, α ⊨ β, because every world where it is a Tuesday in January must also be a world where it is January.</text:p>
      <text:h text:style-name="Heading_20_1" text:outline-level="1">3. What is Inference?</text:h>
      <text:p text:style-name="Standard">Inference is the process of using the knowledge base to derive new truths. It’s how an AI can reason or draw conclusions based on what it already knows.</text:p>
      <text:p text:style-name="Standard">Example:</text:p>
      <text:p text:style-name="Standard">Given:<text:line-break/>- KB = { (P ∧ ¬Q) → R, P, ¬Q }<text:line-break/>- We want to infer whether R is true.<text:line-break/><text:line-break/>Steps:<text:line-break/>1. From KB:<text:line-break/> <text:s text:c="2"/>- P is true (It is Tuesday)<text:line-break/> <text:s text:c="2"/>- ¬Q is true (It is not raining)<text:line-break/>2. So, P ∧ ¬Q is true.<text:line-break/>3. Also from KB: (P ∧ ¬Q) → R<text:line-break/>4. Therefore, R must be true (Harry will go for a run).</text:p>
      <text:h text:style-name="Heading_20_1" text:outline-level="1">Summary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Standard">Concept</text:p>
          </table:table-cell>
          <table:table-cell table:style-name="Table1.A1" office:value-type="string">
            <text:p text:style-name="Standard">Meaning</text:p>
          </table:table-cell>
          <table:table-cell table:style-name="Table1.A1" office:value-type="string">
            <text:p text:style-name="Standard">Example</text:p>
          </table:table-cell>
        </table:table-row>
        <table:table-row table:style-name="Table1.1">
          <table:table-cell table:style-name="Table1.A1" office:value-type="string">
            <text:p text:style-name="Standard">Knowledge Base</text:p>
          </table:table-cell>
          <table:table-cell table:style-name="Table1.A1" office:value-type="string">
            <text:p text:style-name="Standard">Set of logical facts the AI knows</text:p>
          </table:table-cell>
          <table:table-cell table:style-name="Table1.A1" office:value-type="string">
            <text:p text:style-name="Standard">{ (P ∧ ¬Q) → R, P, ¬Q }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Entailment</text:p>
          </table:table-cell>
          <table:table-cell table:style-name="Table1.A1" office:value-type="string">
            <text:p text:style-name="Standard">α ⊨ β means: if α is true, β must be true</text:p>
          </table:table-cell>
          <table:table-cell table:style-name="Table1.A1" office:value-type="string">
            <text:p text:style-name="Standard">“Tuesday in January” ⊨ “January”</text:p>
          </table:table-cell>
        </table:table-row>
        <table:table-row table:style-name="Table1.1">
          <table:table-cell table:style-name="Table1.A1" office:value-type="string">
            <text:p text:style-name="Standard">Inference</text:p>
          </table:table-cell>
          <table:table-cell table:style-name="Table1.A1" office:value-type="string">
            <text:p text:style-name="Standard">Process of deducing new facts from KB</text:p>
          </table:table-cell>
          <table:table-cell table:style-name="Table1.A1" office:value-type="string">
            <text:p text:style-name="Standard">From (P ∧ ¬Q) → R and knowing P, ¬Q ⇒ R is true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7-11T05:30:39.426305933</dc:date>
    <meta:editing-duration>PT9M38S</meta:editing-duration>
    <meta:generator>LibreOffice/24.2.7.2$Linux_X86_64 LibreOffice_project/420$Build-2</meta:generator>
    <meta:document-statistic meta:table-count="7" meta:image-count="0" meta:object-count="0" meta:page-count="11" meta:paragraph-count="180" meta:word-count="1366" meta:character-count="6823" meta:non-whitespace-character-count="5644"/>
    <meta:user-defined meta:name="AppVersion">14.0000</meta:user-defined>
    <meta:template xlink:type="simple" xlink:actuate="onRequest" xlink:title="Normal.dotm" xlink:href=""/>
  </office:meta>
</office:document-meta>
</file>